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De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Vit</text:p>
          </table:table-cell>
          <table:table-cell table:formula="of:=[.B1]" office:value-type="float" office:value="155" calcext:value-type="float">
            <text:p>155</text:p>
          </table:table-cell>
          <table:table-cell office:value-type="string" calcext:value-type="string">
            <text:p>E Dex</text:p>
          </table:table-cell>
          <table:table-cell table:formula="of:=[.D1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1550" calcext:value-type="float">
            <text:p>1550</text:p>
          </table:table-cell>
          <table:table-cell office:value-type="string" calcext:value-type="string">
            <text:p>hp/min:</text:p>
          </table:table-cell>
          <table:table-cell table:formula="of:=[.M1]*(1+[.L8])/100" office:value-type="float" office:value="35.185" calcext:value-type="float">
            <text:p>35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Int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End</text:p>
          </table:table-cell>
          <table:table-cell table:formula="of:=[.B2]" office:value-type="float" office:value="150" calcext:value-type="float">
            <text:p>150</text:p>
          </table:table-cell>
          <table:table-cell office:value-type="string" calcext:value-type="string">
            <text:p>E Int</text:p>
          </table:table-cell>
          <table:table-cell table:formula="of:=[.D2]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1500" calcext:value-type="float">
            <text:p>15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52.5" calcext:value-type="float">
            <text:p>5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Wi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Str</text:p>
          </table:table-cell>
          <table:table-cell table:formula="of:=[.B3]*(1+[.R8])" office:value-type="float" office:value="254.618" calcext:value-type="float">
            <text:p>254.618</text:p>
          </table:table-cell>
          <table:table-cell office:value-type="string" calcext:value-type="string">
            <text:p>E Wis</text:p>
          </table:table-cell>
          <table:table-cell table:formula="of:=[.D3]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17]*3%)" office:value-type="float" office:value="260.4" calcext:value-type="float">
            <text:p>260.4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1.2" calcext:value-type="percentage">
            <text:p>12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8]))" office:value-type="float" office:value="4336.9" calcext:value-type="float">
            <text:p>4336.9</text:p>
          </table:table-cell>
          <table:table-cell office:value-type="string" calcext:value-type="string">
            <text:p>EH-Bal</text:p>
          </table:table-cell>
          <table:table-cell table:formula="of:=([.M5]+[.M6])/2" office:value-type="float" office:value="4987.435" calcext:value-type="float">
            <text:p>4987.4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8]))/(1/(1+[.X8]))" office:value-type="float" office:value="5637.97" calcext:value-type="float">
            <text:p>563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re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3" table:formula="of:=SUM([.I11:.I46])" office:value-type="percentage" office:value="1.798" calcext:value-type="percentage">
            <text:p>179.8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L11:.L46])" office:value-type="percentage" office:value="1.27" calcext:value-type="percentage">
            <text:p>127.0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O11:.O46])" office:value-type="percentage" office:value="2.09" calcext:value-type="percentage">
            <text:p>209.0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R11:.R46])" office:value-type="percentage" office:value="1.798" calcext:value-type="percentage">
            <text:p>179.8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U11:.U46])" office:value-type="percentage" office:value="1.798" calcext:value-type="percentage">
            <text:p>179.8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X11:.X46])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1]=1;[.$B$5];0%)+IF([.E11]=1;[.$B$7];0%)+IF([.D11]=1;[.$B$6];0%)" office:value-type="percentage" office:value="2.2" calcext:value-type="percentage">
            <text:p>22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1]+[.H11]*[.$B11])*[.$F11]" office:value-type="percentage" office:value="1.21" calcext:value-type="percentage">
            <text:p>121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1]+[.Q11]*[.$B11])*[.$F11]" office:value-type="percentage" office:value="1.21" calcext:value-type="percentage">
            <text:p>121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1]+[.T11]*[.$B11])*[.$F11]" office:value-type="percentage" office:value="1.21" calcext:value-type="percentage">
            <text:p>121.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2]=1;[.$B$5];0%)+IF([.E12]=1;[.$B$7];0%)+IF([.D12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2]+[.K12]*[.$B12])*[.$F12]" office:value-type="percentage" office:value="1.27" calcext:value-type="percentage">
            <text:p>127.00%</text:p>
          </table:table-cell>
          <table:table-cell table:number-columns-repeated="9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V12]+[.W12]*[.$B12])*[.$F12]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3]=1;[.$B$5];0%)+IF([.E13]=1;[.$B$7];0%)+IF([.D13]=1;[.$B$6];0%)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3]+[.N13]*[.$B13])*[.$F13]" office:value-type="percentage" office:value="2.09" calcext:value-type="percentage">
            <text:p>209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 of Flam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5]=1;[.$B$5];0%)+IF([.E15]=1;[.$B$7];0%)+IF([.D15]=1;[.$B$6];0%)" office:value-type="percentage" office:value="2.45" calcext:value-type="percentage">
            <text:p>245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5]+[.H15]*[.$B15])*[.$F15]" office:value-type="percentage" office:value="0.588" calcext:value-type="percentage">
            <text:p>58.80%</text:p>
          </table:table-cell>
          <table:table-cell table:number-columns-repeated="6"/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5]+[.Q15]*[.$B15])*[.$F15]" office:value-type="percentage" office:value="0.588" calcext:value-type="percentage">
            <text:p>58.8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5]+[.T15]*[.$B15])*[.$F15]" office:value-type="percentage" office:value="0.588" calcext:value-type="percentage">
            <text:p>58.80%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7:22:07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17:35:20.760000000</dc:date>
    <meta:generator>LibreOffice/7.0.5.2$Windows_X86_64 LibreOffice_project/64390860c6cd0aca4beafafcfd84613dd9dfb63a</meta:generator>
    <meta:editing-duration>PT12M16S</meta:editing-duration>
    <meta:editing-cycles>4</meta:editing-cycles>
    <meta:document-statistic meta:table-count="1" meta:cell-count="134" meta:object-count="0"/>
    <meta:user-defined meta:name="AppVersion">16.0300</meta:user-defined>
  </office:meta>
</office:document-meta>
</file>